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標楷體1" svg:font-family="標楷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2" svg:font-family="標楷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標楷體" style:font-name-asian="標楷體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標楷體1" fo:font-size="20pt" style:font-name-asian="標楷體2" style:font-size-asian="20pt"/>
    </style:style>
    <style:style style:name="P3" style:family="paragraph" style:parent-style-name="Standard">
      <style:paragraph-properties fo:margin-left="0cm" fo:margin-right="0cm" fo:margin-top="1.94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標楷體1" fo:font-size="12pt" style:font-name-asian="標楷體2" style:font-size-asian="12pt"/>
    </style:style>
    <style:style style:name="P4" style:family="paragraph" style:parent-style-name="Standard">
      <style:paragraph-properties fo:margin-left="10.442cm" fo:margin-right="0cm" fo:margin-top="1.305cm" fo:margin-bottom="0cm" loext:contextual-spacing="false" fo:text-align="start" style:justify-single-word="false" fo:text-indent="-1.27cm" style:auto-text-indent="false"/>
      <style:text-properties fo:color="#000000" style:text-line-through-style="none" style:text-line-through-type="none" style:font-name="標楷體1" fo:font-size="12pt" style:font-name-asian="標楷體2" style:font-size-asian="12pt"/>
    </style:style>
    <style:style style:name="P5" style:family="paragraph" style:parent-style-name="Standard">
      <style:paragraph-properties fo:margin-left="9.172cm" fo:margin-right="0cm" fo:margin-top="0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標楷體1" fo:font-size="12pt" style:font-name-asian="標楷體2" style:font-size-asian="12pt"/>
    </style:style>
    <style:style style:name="P6" style:family="paragraph" style:parent-style-name="Standard">
      <style:paragraph-properties fo:margin-left="2.117cm" fo:margin-right="0cm" fo:margin-top="0.318cm" fo:margin-bottom="0cm" loext:contextual-spacing="false" fo:text-align="start" style:justify-single-word="false" fo:text-indent="-2.117cm" style:auto-text-indent="false"/>
      <style:text-properties fo:color="#000000" style:text-line-through-style="none" style:text-line-through-type="none" style:font-name="標楷體1" fo:font-size="12pt" style:font-name-asian="標楷體2" style:font-size-asian="12pt"/>
    </style:style>
    <style:style style:name="P7" style:family="paragraph" style:parent-style-name="Standard">
      <style:paragraph-properties fo:margin-left="2.117cm" fo:margin-right="0cm" fo:margin-top="0cm" fo:margin-bottom="0cm" loext:contextual-spacing="false" fo:text-align="start" style:justify-single-word="false" fo:text-indent="-2.117cm" style:auto-text-indent="false"/>
      <style:text-properties fo:color="#000000" style:text-line-through-style="none" style:text-line-through-type="none" style:font-name="標楷體1" fo:font-size="12pt" style:font-name-asian="標楷體2" style:font-size-asian="12pt"/>
    </style:style>
    <style:style style:name="P8" style:family="paragraph" style:parent-style-name="Standard">
      <style:paragraph-properties fo:margin-left="1.27cm" fo:margin-right="0cm" fo:margin-top="0cm" fo:margin-bottom="0cm" loext:contextual-spacing="false" fo:text-align="start" style:justify-single-word="false" fo:text-indent="-1.27cm" style:auto-text-indent="false"/>
      <style:text-properties fo:color="#000000" style:text-line-through-style="none" style:text-line-through-type="none" style:font-name="標楷體1" fo:font-size="12pt" style:font-name-asian="標楷體2" style:font-size-asian="12pt"/>
    </style:style>
    <style:style style:name="P9" style:family="paragraph" style:parent-style-name="Standard">
      <style:paragraph-properties fo:margin-left="1.27cm" fo:margin-right="0cm" fo:margin-top="0.494cm" fo:margin-bottom="0cm" loext:contextual-spacing="false" fo:text-align="start" style:justify-single-word="false" fo:text-indent="-1.27cm" style:auto-text-indent="false"/>
      <style:text-properties fo:color="#000000" style:text-line-through-style="none" style:text-line-through-type="none" style:font-name="標楷體1" fo:font-size="12pt" style:font-name-asian="標楷體2" style:font-size-asian="12pt"/>
    </style:style>
    <style:style style:name="P10" style:family="paragraph" style:parent-style-name="Standard">
      <style:paragraph-properties fo:margin-left="5.503cm" fo:margin-right="0cm" fo:margin-top="0cm" fo:margin-bottom="0cm" loext:contextual-spacing="false" fo:text-align="start" style:justify-single-word="false" fo:text-indent="-5.503cm" style:auto-text-indent="false"/>
      <style:text-properties fo:color="#000000" style:text-line-through-style="none" style:text-line-through-type="none" style:font-name="標楷體1" fo:font-size="12pt" style:font-name-asian="標楷體2" style:font-size-asian="12pt"/>
    </style:style>
    <style:style style:name="P11" style:family="paragraph" style:parent-style-name="Standard">
      <style:paragraph-properties fo:margin-left="2.258cm" fo:margin-right="0cm" fo:margin-top="0.706cm" fo:margin-bottom="0cm" loext:contextual-spacing="false" fo:text-align="start" style:justify-single-word="false" fo:text-indent="-2.258cm" style:auto-text-indent="false"/>
      <style:text-properties fo:color="#000000" style:text-line-through-style="none" style:text-line-through-type="none" style:font-name="標楷體1" fo:font-size="16pt" style:font-name-asian="標楷體2" style:font-size-asian="16pt"/>
    </style:style>
    <style:style style:name="P12" style:family="paragraph" style:parent-style-name="Standard">
      <style:paragraph-properties fo:margin-left="1.693cm" fo:margin-right="0cm" fo:margin-top="0.423cm" fo:margin-bottom="0cm" loext:contextual-spacing="false" fo:text-align="start" style:justify-single-word="false" fo:text-indent="-1.693cm" style:auto-text-indent="false"/>
      <style:text-properties fo:color="#000000" style:text-line-through-style="none" style:text-line-through-type="none" style:font-name="標楷體1" fo:font-size="16pt" style:font-name-asian="標楷體2" style:font-size-asian="16pt"/>
    </style:style>
    <style:style style:name="P13" style:family="paragraph" style:parent-style-name="Standard">
      <style:paragraph-properties fo:margin-left="1.693cm" fo:margin-right="0cm" fo:margin-top="0.106cm" fo:margin-bottom="0cm" loext:contextual-spacing="false" fo:text-align="start" style:justify-single-word="false" fo:text-indent="-1.129cm" style:auto-text-indent="false"/>
      <style:text-properties fo:color="#000000" style:text-line-through-style="none" style:text-line-through-type="none" style:font-name="標楷體1" fo:font-size="16pt" style:font-name-asian="標楷體2" style:font-size-asian="16pt"/>
    </style:style>
    <style:style style:name="P14" style:family="paragraph" style:parent-style-name="Standard">
      <style:paragraph-properties fo:margin-left="2.258cm" fo:margin-right="0cm" fo:margin-top="0.106cm" fo:margin-bottom="0cm" loext:contextual-spacing="false" fo:text-align="start" style:justify-single-word="false" fo:text-indent="-1.129cm" style:auto-text-indent="false"/>
      <style:text-properties fo:color="#000000" style:text-line-through-style="none" style:text-line-through-type="none" style:font-name="標楷體1" fo:font-size="16pt" style:font-name-asian="標楷體2" style:font-size-asian="16pt"/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style:language-asian="zh" style:country-asian="TW"/>
    </style:style>
    <style:style style:name="T2" style:family="text">
      <style:text-properties officeooo:rsid="001c2d12"/>
    </style:style>
    <style:style style:name="T3" style:family="text">
      <style:text-properties style:font-name="標楷體1" style:font-name-asian="標楷體2"/>
    </style:style>
    <style:style style:name="gr1" style:family="graphic">
      <style:graphic-properties draw:stroke="none" draw:fill="none" draw:fill-color="#ffffff" fo:min-height="0.95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0" draw:name="形狀1" draw:style-name="gr1" draw:text-style-name="P15" svg:width="4.001cm" svg:height="0.955cm" svg:x="11.86cm" svg:y="-1.443cm"><draw:text-box><text:p><text:span text:style-name="T3">檔號：</text:span></text:p><text:p><text:span text:style-name="T3">保存年限：</text:span></text:p></draw:text-box></draw:frame>富立業工程顧問股份有限公司　函</text:p>
      <text:p text:style-name="P4">地址：407台中市西屯區福中二街16巷17號</text:p>
      <text:p text:style-name="P5">承辦人：林欣怡</text:p>
      <text:p text:style-name="P5">電話：04-23585953#112</text:p>
      <text:p text:style-name="P11">受文者：</text:p>
      <text:p text:style-name="P6">發文日期：中華民國<text:span text:style-name="T2">113年6月12日</text:span></text:p>
      <text:p text:style-name="P7">發文字號：富中字第</text:p>
      <text:p text:style-name="P8">速別：普通件</text:p>
      <text:p text:style-name="P10">密等及解密條件或保密期限：</text:p>
      <text:p text:style-name="P8">附件：</text:p>
      <text:p text:style-name="P12">主旨：</text:p>
      <text:p text:style-name="P12">說明：</text:p>
      <text:p text:style-name="P13">一、</text:p>
      <text:p text:style-name="P14">(一)</text:p>
      <text:p text:style-name="P14">(二)</text:p>
      <text:p text:style-name="P13">二、</text:p>
      <text:p text:style-name="P9">正本：</text:p>
      <text:p text:style-name="P8">副本：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標楷體1" svg:font-family="標楷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2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標楷體" style:font-name-asian="標楷體"/>
    </style:style>
    <style:style style:name="MT1" style:family="text">
      <style:text-properties style:language-asian="zh" style:country-asian="TW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第</text:span><text:page-number text:select-page="current">1</text:page-number><text:span text:style-name="MT1">頁 共</text:span><text:span text:style-name="MT1"><text:page-count>1</text:page-count></text:span><text:span text:style-name="MT1">頁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2T10:49:12.134000000</meta:creation-date>
    <meta:editing-duration>PT7M18S</meta:editing-duration>
    <meta:editing-cycles>3</meta:editing-cycles>
    <meta:generator>NDC_ODF_Application_Tools/2.0.4$Windows_x86 LibreOffice_project/ae84f4ecbdc63779f9ccaecb5a4dddfbc057d305</meta:generator>
    <dc:date>2024-06-12T10:56:30.842000000</dc:date>
    <meta:document-statistic meta:table-count="0" meta:image-count="0" meta:object-count="0" meta:page-count="1" meta:paragraph-count="19" meta:word-count="121" meta:character-count="144" meta:non-whitespace-character-count="142"/>
  </office:meta>
</office:document-meta>
</file>